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08ccd7"/>
    </style:style>
    <style:style style:name="P4" style:family="paragraph" style:parent-style-name="Text_20_body">
      <style:paragraph-properties fo:line-height="100%"/>
      <style:text-properties officeooo:rsid="04af6545" officeooo:paragraph-rsid="06674392"/>
    </style:style>
    <style:style style:name="P5" style:family="paragraph" style:parent-style-name="Standard">
      <style:text-properties officeooo:paragraph-rsid="06c639e7"/>
    </style:style>
    <style:style style:name="P6" style:family="paragraph" style:parent-style-name="Standard">
      <style:text-properties officeooo:paragraph-rsid="06cd4ee8"/>
    </style:style>
    <style:style style:name="P7" style:family="paragraph" style:parent-style-name="Standard">
      <style:text-properties style:font-name="Monospace" fo:language="en" fo:country="US" officeooo:rsid="0695d5d1" officeooo:paragraph-rsid="06c639e7" style:font-size-asian="10.5pt" style:font-name-complex="David CLM1" style:font-weight-complex="normal"/>
    </style:style>
    <style:style style:name="P8" style:family="paragraph" style:parent-style-name="Standard">
      <style:text-properties style:font-name="Monospace" fo:language="en" fo:country="US" officeooo:rsid="0695d5d1" officeooo:paragraph-rsid="06cd4ee8" style:font-size-asian="10.5pt" style:font-name-complex="David CLM1" style:font-weight-complex="normal"/>
    </style:style>
    <style:style style:name="P9" style:family="paragraph" style:parent-style-name="Heading_20_2">
      <style:text-properties officeooo:paragraph-rsid="06ee1cf6"/>
    </style:style>
    <style:style style:name="P10" style:family="paragraph" style:parent-style-name="Standard">
      <style:text-properties officeooo:paragraph-rsid="06ee1cf6"/>
    </style:style>
    <style:style style:name="P11" style:family="paragraph" style:parent-style-name="Standard">
      <style:text-properties officeooo:rsid="06eaaadd" officeooo:paragraph-rsid="06ee1cf6"/>
    </style:style>
    <style:style style:name="P12" style:family="paragraph" style:parent-style-name="Heading_20_1">
      <style:paragraph-properties fo:line-height="100%"/>
      <style:text-properties officeooo:paragraph-rsid="04af6545"/>
    </style:style>
    <style:style style:name="P13" style:family="paragraph" style:parent-style-name="Heading_20_2">
      <style:text-properties officeooo:paragraph-rsid="06ef8d50"/>
    </style:style>
    <style:style style:name="P14" style:family="paragraph" style:parent-style-name="Heading_20_2">
      <style:text-properties style:font-name="David CLM" officeooo:paragraph-rsid="06ef8d50" style:font-name-complex="David CLM"/>
    </style:style>
    <style:style style:name="P15" style:family="paragraph" style:parent-style-name="Standard">
      <style:text-properties style:font-name="David CLM" fo:language="en" fo:country="US" officeooo:rsid="06fdbfe6" officeooo:paragraph-rsid="06ef8d50" style:font-size-asian="10.5pt" style:font-name-complex="David CLM" style:font-weight-complex="normal"/>
    </style:style>
    <style:style style:name="P16" style:family="paragraph" style:parent-style-name="Standard">
      <style:text-properties style:font-name="David CLM" fo:language="en" fo:country="US" officeooo:rsid="06f4b7fe" officeooo:paragraph-rsid="06ef8d50" style:font-name-complex="David CLM"/>
    </style:style>
    <style:style style:name="P17" style:family="paragraph" style:parent-style-name="Standard">
      <style:text-properties style:font-name="David CLM" fo:language="en" fo:country="US" officeooo:rsid="06fb42e5" officeooo:paragraph-rsid="06ef8d50" style:font-name-complex="David CLM"/>
    </style:style>
    <style:style style:name="P18" style:family="paragraph" style:parent-style-name="Standard">
      <style:text-properties style:font-name="David CLM" officeooo:rsid="06eaff85" officeooo:paragraph-rsid="06ef8d50" style:font-name-complex="David CLM"/>
    </style:style>
    <style:style style:name="P19" style:family="paragraph" style:parent-style-name="Standard">
      <style:text-properties style:font-name="David CLM" officeooo:rsid="070f5ecc" officeooo:paragraph-rsid="06ef8d50" style:font-size-asian="10.5pt" style:font-name-complex="David CLM" style:font-weight-complex="normal"/>
    </style:style>
    <style:style style:name="P20" style:family="paragraph" style:parent-style-name="Standard">
      <style:text-properties officeooo:paragraph-rsid="06ef8d50"/>
    </style:style>
    <style:style style:name="P21" style:family="paragraph" style:parent-style-name="חצי_20_שורה">
      <style:text-properties fo:color="#000000" loext:opacity="100%" style:font-name="Monospace" fo:font-size="12pt" fo:font-style="normal" fo:font-weight="normal" officeooo:rsid="06b14e7b" officeooo:paragraph-rsid="06ee1cf6" style:font-name-asian="Noto Sans CJK SC Regular" style:font-size-asian="10.5pt" style:font-style-asian="normal" style:font-weight-asian="normal" style:font-name-complex="David CLM1" style:font-size-complex="16pt" style:font-style-complex="normal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c639e7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d8891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91b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loext:opacity="100%"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loext:opacity="100%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loext:opacity="100%"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fo:color="#000000" loext:opacity="100%" style:font-name="David CLM" fo:font-size="12pt" fo:font-style="normal" fo:font-weight="normal" officeooo:rsid="07135a9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4" style:family="text">
      <style:text-properties style:font-name="Monospace" officeooo:rsid="06e667ae" style:font-size-asian="10.5pt" style:font-name-complex="David CLM1" style:font-weight-complex="normal"/>
    </style:style>
    <style:style style:name="T15" style:family="text">
      <style:text-properties style:font-name="Monospace" fo:language="en" fo:country="US" officeooo:rsid="0695d5d1" style:font-size-asian="10.5pt" style:font-name-complex="David CLM1" style:font-weight-complex="normal"/>
    </style:style>
    <style:style style:name="T16" style:family="text">
      <style:text-properties style:font-name="Monospace" fo:language="en" fo:country="US" officeooo:rsid="06cd4ee8" style:font-size-asian="10.5pt" style:font-name-complex="David CLM1" style:font-weight-complex="normal"/>
    </style:style>
    <style:style style:name="T17" style:family="text">
      <style:text-properties officeooo:rsid="04af6545"/>
    </style:style>
    <style:style style:name="T18" style:family="text">
      <style:text-properties style:font-name="Liberation Sans" fo:font-size="21pt" fo:font-weight="bold" officeooo:rsid="06c4cd14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19" style:family="text">
      <style:text-properties officeooo:rsid="06e496b1"/>
    </style:style>
    <style:style style:name="T20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21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22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23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24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25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26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27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28" style:family="text">
      <style:text-properties style:font-name="David CLM" fo:language="en" fo:country="US" officeooo:rsid="06f4b7fe" style:font-name-complex="David CLM"/>
    </style:style>
    <style:style style:name="T29" style:family="text">
      <style:text-properties style:font-name="David CLM" fo:language="en" fo:country="US" officeooo:rsid="06f9931c" style:font-name-complex="David CLM"/>
    </style:style>
    <style:style style:name="T30" style:family="text">
      <style:text-properties style:font-name="David CLM" fo:language="en" fo:country="US" officeooo:rsid="06fb42e5" style:font-name-complex="David CLM"/>
    </style:style>
    <style:style style:name="T31" style:family="text">
      <style:text-properties style:font-name="David CLM" fo:language="en" fo:country="US" officeooo:rsid="0720537a" style:font-name-complex="David CLM"/>
    </style:style>
    <style:style style:name="T32" style:family="text">
      <style:text-properties style:font-name="David CLM" fo:language="en" fo:country="US" officeooo:rsid="070a88b6" style:font-name-complex="David CLM"/>
    </style:style>
    <style:style style:name="T33" style:family="text">
      <style:text-properties style:font-name="David CLM" fo:language="en" fo:country="US" officeooo:rsid="070b97e2" style:font-name-complex="David CLM"/>
    </style:style>
    <style:style style:name="T34" style:family="text">
      <style:text-properties style:font-name="David CLM" fo:language="en" fo:country="US" officeooo:rsid="06fdbfe6" style:font-name-complex="David CLM"/>
    </style:style>
    <style:style style:name="T35" style:family="text">
      <style:text-properties style:font-name="David CLM" fo:language="en" fo:country="US" officeooo:rsid="070823ae" style:font-name-complex="David CLM"/>
    </style:style>
    <style:style style:name="T36" style:family="text">
      <style:text-properties style:font-name="David CLM" fo:language="en" fo:country="US" officeooo:rsid="07038f35" style:font-name-complex="David CLM"/>
    </style:style>
    <style:style style:name="T37" style:family="text">
      <style:text-properties style:font-name="David CLM" fo:language="en" fo:country="US" officeooo:rsid="06fca7ff" style:font-name-complex="David CLM"/>
    </style:style>
    <style:style style:name="T38" style:family="text">
      <style:text-properties style:font-name="David CLM" fo:language="en" fo:country="US" officeooo:rsid="0709fe42" style:font-name-complex="David CLM"/>
    </style:style>
    <style:style style:name="T39" style:family="text">
      <style:text-properties style:font-name="David CLM" officeooo:rsid="05735d0c" style:font-name-complex="David CLM"/>
    </style:style>
    <style:style style:name="T40" style:family="text">
      <style:text-properties style:font-name="David CLM" officeooo:rsid="0608ccd7" style:font-name-complex="David CLM"/>
    </style:style>
    <style:style style:name="T41" style:family="text">
      <style:text-properties style:font-name="David CLM" officeooo:rsid="07135a92" style:font-name-complex="David CLM"/>
    </style:style>
    <style:style style:name="T42" style:family="text">
      <style:text-properties style:font-name="David CLM" officeooo:rsid="06eaff85" style:font-name-complex="David CLM"/>
    </style:style>
    <style:style style:name="T43" style:family="text">
      <style:text-properties style:font-name="David CLM" officeooo:rsid="070f5ecc" style:font-size-asian="10.5pt" style:font-name-complex="David CLM" style:font-weight-complex="normal"/>
    </style:style>
    <style:style style:name="T44" style:family="text">
      <style:text-properties style:font-name="David CLM" officeooo:rsid="0717863b" style:font-size-asian="10.5pt" style:font-name-complex="David CLM" style:font-weight-complex="normal"/>
    </style:style>
    <style:style style:name="T45" style:family="text">
      <style:text-properties style:font-name="David CLM" officeooo:rsid="07135a92" style:font-size-asian="10.5pt" style:font-name-complex="David CLM" style:font-weight-complex="normal"/>
    </style:style>
    <style:style style:name="T46" style:family="text">
      <style:text-properties style:font-name="David CLM" officeooo:rsid="07149425" style:font-size-asian="10.5pt" style:font-name-complex="David CLM" style:font-weight-complex="normal"/>
    </style:style>
    <style:style style:name="T47" style:family="text">
      <style:text-properties style:font-name="David CLM" officeooo:rsid="0714f4d8" style:font-size-asian="10.5pt" style:font-name-complex="David CLM" style:font-weight-complex="normal"/>
    </style:style>
    <style:style style:name="T48" style:family="text">
      <style:text-properties officeooo:rsid="06f4b7fe"/>
    </style:style>
    <style:style style:name="T49" style:family="text">
      <style:text-properties fo:font-weight="bold" officeooo:rsid="06f4b7fe" style:font-weight-asian="bold" style:font-weight-complex="bold"/>
    </style:style>
    <style:style style:name="T50" style:family="text">
      <style:text-properties officeooo:rsid="06f71db4"/>
    </style:style>
    <style:style style:name="T51" style:family="text">
      <style:text-properties officeooo:rsid="071f260b"/>
    </style:style>
    <style:style style:name="T52" style:family="text">
      <style:text-properties fo:language="en" fo:country="US" officeooo:rsid="06f4b7fe"/>
    </style:style>
    <style:style style:name="T53" style:family="text">
      <style:text-properties fo:language="en" fo:country="US" officeooo:rsid="06fb42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מטלה</text:span><text:span text:style-name="T17"> –</text:span><text:span text:style-name="T2"> חלוק</text:span><text:span text:style-name="T18">ה מיטבית של</text:span><text:span text:style-name="T2"> חפצים בדידים - </text:span><text:span text:style-name="T19">טיוטה</text:span></text:h>
      <text:p text:style-name="P4">יש לענות על שאלה אחת לבחירתכם. <text:s/><text:span text:style-name="T4">שאלות המסומנות בכוכבית (*) מזכות בניקוד כפול.</text:span></text:p>
      <text:p text:style-name="P4"/>
      <text:p text:style-name="P3"><text:span text:style-name="T5">שאלה </text:span><text:span text:style-name="T3">1: </text:span><text:span text:style-name="T6">תיכנות ליניארי בשלמים</text:span></text:p>
      <text:p text:style-name="P5">כתבו תוכניות ליניאריות בשלמים לפתרון הבעיות הבאות:</text:p>
      <text:p text:style-name="P5">א. בדיקה האם קיימת חלוקה ללא־קנאה.</text:p>
      <text:p text:style-name="P7">ב. בדיקה האם קיימת חלוקה פרופורציונלית לשחקנים עם זכויות שונות.</text:p>
      <text:p text:style-name="P6"><text:span text:style-name="T15">ג. </text:span><text:span text:style-name="T16">מציאת חלוקה הממקסמת את סכום ערכי השחקנים, מבין כל החלוקות הפרופורציונליות.</text:span></text:p>
      <text:p text:style-name="P8"/>
      <text:p text:style-name="P9">שאלה <text:span text:style-name="T7">3</text:span>: <text:span text:style-name="T8">בעיית תיזמון העבודות</text:span></text:p>
      <text:p text:style-name="P10">הוכיחו, שבעיית <text:span text:style-name="T14">תיזמון העבודות (job scheduling) </text:span>היא NP‏־קשה.</text:p>
      <text:p text:style-name="P11">רמז: הראו רדוקציה מבעיית חלוקת המספרים (partition).</text:p>
      <text:p text:style-name="P10"/>
      <text:p text:style-name="P21"/>
      <text:p text:style-name="P13"><text:span text:style-name="T20">שאלה </text:span><text:span text:style-name="T9">1</text:span><text:span text:style-name="T20">: </text:span><text:span text:style-name="T21">חיפוש במרחב המצבים - </text:span><text:span text:style-name="T10">כללי גיזום משופרים</text:span></text:p>
      <text:p text:style-name="P18">א. <text:span text:style-name="T48">נתונה בעיית חלוקה אגליטרית של חפצים בין ארבעה שחקנים עם הערכות </text:span><text:span text:style-name="T49">זהות</text:span><text:span text:style-name="T48">. הציעו כלל גיזום </text:span><text:span text:style-name="T50">משופר,</text:span><text:span text:style-name="T48"> שיכול להקטין את מספר המצבים </text:span><text:span text:style-name="T51">בערך</text:span><text:span text:style-name="T48"> פי </text:span><text:span text:style-name="T52">24. </text:span><text:span text:style-name="T53">הוכיחו שהכלל נכון.</text:span></text:p>
      <text:p text:style-name="P16"/>
      <text:p text:style-name="P20"><text:span text:style-name="T28">ב. </text:span><text:span text:style-name="T29">בהרצאה </text:span><text:span text:style-name="T22">הראינו </text:span><text:span text:style-name="T29">חסם אופטימי, הנותן את כל החפצים שנשארו לכל השחקנים יחד. </text:span><text:span text:style-name="T30">נניח </text:span><text:span text:style-name="T31">שלכל השחקנים הערכות זהות, ו</text:span><text:span text:style-name="T30">סכום ערכי כל </text:span><text:span text:style-name="T22">החפצים </text:span><text:span text:style-name="T30">הוא V. אז במצב ההתחלתי, החסם שהראינו נותן ערך אופטימי V. הוכיחו שבמצב ההתחלתי ישנו חסם אופטימי </text:span><text:span text:style-name="T23">משופר</text:span><text:span text:style-name="T30">, שערכו V/n </text:span><text:span text:style-name="T32">(</text:span><text:span text:style-name="T33">אם </text:span><text:span text:style-name="T24">לא ברור לכם</text:span><text:span text:style-name="T33"> מה צריך להוכיח, </text:span><text:span text:style-name="T25">קראו שוב את </text:span><text:span text:style-name="T32">ההגדרה של חסם אופטימי).</text:span></text:p>
      <text:p text:style-name="P17"/>
      <text:p text:style-name="P20"><text:span text:style-name="T30">* ג. </text:span><text:span text:style-name="T26">הסבירו איך אפשר לחשב </text:span><text:span text:style-name="T30">את החסם האופטימי </text:span><text:span text:style-name="T34">המשופר </text:span><text:span text:style-name="T30">של סעיף ב </text:span><text:span text:style-name="T27">למצב כלשהו (ל</text:span><text:span text:style-name="T30">א רק למצב ההתחלתי</text:span><text:span text:style-name="T35">)</text:span><text:span text:style-name="T30">.</text:span><text:span text:style-name="T36"> </text:span><text:span text:style-name="T37">הוכיחו </text:span><text:span text:style-name="T35">שהאלגוריתם שכתבתם </text:span><text:span text:style-name="T37">אכן נותן </text:span><text:span text:style-name="T35">תמיד </text:span><text:span text:style-name="T37">חסם אופטימ</text:span><text:span text:style-name="T38">י, ושהחסם הזה אכן טוב יותר מהחסם המקורי.</text:span></text:p>
      <text:p text:style-name="P15"/>
      <text:p text:style-name="P13"><text:span text:style-name="T39">שאלה </text:span><text:span text:style-name="T11">4</text:span><text:span text:style-name="T40">: </text:span><text:span text:style-name="T12">האלגוריתם החמדני – </text:span><text:span text:style-name="T13">יחס קירוב על קלט אקראי</text:span></text:p>
      <text:p text:style-name="P18">לצורך השאלה, השיגו מימוש של האלגוריתם החמדני מהאינטרנט, או תכנתו אותו בעצמכם – זה קל.</text:p>
      <text:p text:style-name="P20"/>
      <text:p text:style-name="P20"><text:span text:style-name="T41">א. </text:span><text:span text:style-name="T42">הריצו את האלגוריתם על בעיות אקראיות של חלוקת </text:span><text:span text:style-name="T43">מטלות </text:span><text:span text:style-name="T44">אגליטרית</text:span><text:span text:style-name="T43">, </text:span><text:span text:style-name="T45">עם מספר חפצים שונה ומספר שחקנים שונה. חשבו </text:span><text:span text:style-name="T46">בכל הרצה </text:span><text:span text:style-name="T45">את יחס הקירוב של האלגוריתם החמדני.</text:span></text:p>
      <text:p text:style-name="P19"/>
      <text:p text:style-name="P20"><text:span text:style-name="T43">ב. </text:span><text:span text:style-name="T46">ציירו גרף של יחס הקירוב כפונקציה של מספר החפצים, </text:span><text:span text:style-name="T47">עבור 2, 3, 4 שחקנים. נסו להתאים פונקציה לגרף – מהי הפונקציה הקרובה ביותר שקיבלתם?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23T14:52:09.313000000</dc:date>
    <meta:editing-duration>P12DT21H53M4S</meta:editing-duration>
    <meta:editing-cycles>1588</meta:editing-cycles>
    <meta:document-statistic meta:table-count="0" meta:image-count="0" meta:object-count="0" meta:page-count="1" meta:paragraph-count="20" meta:word-count="289" meta:character-count="1636" meta:non-whitespace-character-count="1362"/>
  </office:meta>
</office:document-meta>
</file>